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font-size="60pt"/>
    </style:style>
    <style:style style:name="P2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a Jezusem /x3</text:span><text:span text:style-name="T1"><text:line-break/></text:span><text:span text:style-name="T1">pójdę,</text:span><text:span text:style-name="T1"><text:line-break/></text:span><text:span text:style-name="T1">Jego głosu słuchać chcę</text:span><text:span text:style-name="T1"><text:line-break/></text:span><text:span text:style-name="T1"><text:line-break/></text:span><text:span text:style-name="T1">Za Jezusem /x2</text:span><text:span text:style-name="T1"><text:line-break/></text:span><text:span text:style-name="T1">On jest drogą prawdą</text:span><text:span text:style-name="T1"><text:line-break/></text:span><text:span text:style-name="T1">życiem moim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17:30:07</meta:creation-date>
    <dc:creator>Rafał Talacha</dc:creator>
    <dc:date>2009-02-01T15:49:37</dc:date>
    <dc:language>pl-PL</dc:language>
    <meta:editing-cycles>4</meta:editing-cycles>
    <meta:editing-duration>PT1M2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